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>
            <text:p>Avec priorité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10000000" office:value-type="float" office:value="10000000">
            <text:p>10000000</text:p>
          </table:table-cell>
          <table:table-cell office:value-type="string">
            <text:p>Time</text:p>
          </table:table-cell>
          <table:table-cell office:value-type="float" office:value="0.236538">
            <text:p>0.236538</text:p>
          </table:table-cell>
          <table:table-cell office:value-type="float" office:value="0.250366">
            <text:p>0.250366</text:p>
          </table:table-cell>
          <table:table-cell office:value-type="float" office:value="0.396606">
            <text:p>0.396606</text:p>
          </table:table-cell>
          <table:table-cell office:value-type="float" office:value="0.49816">
            <text:p>0.49816</text:p>
          </table:table-cell>
          <table:table-cell office:value-type="float" office:value="0.640196">
            <text:p>0.640196</text:p>
          </table:table-cell>
          <table:table-cell office:value-type="float" office:value="0.751513">
            <text:p>0.751513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table:formula="of:=[.B3]" office:value-type="float" office:value="10000000">
            <text:p>10000000</text:p>
          </table:table-cell>
          <table:table-cell office:value-type="float" office:value="10008123">
            <text:p>10008123</text:p>
          </table:table-cell>
          <table:table-cell office:value-type="float" office:value="15977381">
            <text:p>15977381</text:p>
          </table:table-cell>
          <table:table-cell office:value-type="float" office:value="13980779">
            <text:p>13980779</text:p>
          </table:table-cell>
          <table:table-cell office:value-type="float" office:value="15376909">
            <text:p>15376909</text:p>
          </table:table-cell>
          <table:table-cell office:value-type="float" office:value="18831799">
            <text:p>18831799</text:p>
          </table:table-cell>
        </table:table-row>
        <table:table-row table:style-name="ro2">
          <table:table-cell/>
          <table:table-cell table:formula="of:=2*[.B3]" office:value-type="float" office:value="20000000">
            <text:p>20000000</text:p>
          </table:table-cell>
          <table:table-cell office:value-type="string">
            <text:p>Time</text:p>
          </table:table-cell>
          <table:table-cell table:formula="of:=0.467239" office:value-type="float" office:value="0.467239">
            <text:p>0.467239</text:p>
          </table:table-cell>
          <table:table-cell office:value-type="float" office:value="0.49876">
            <text:p>0.49876</text:p>
          </table:table-cell>
          <table:table-cell office:value-type="float" office:value="0.803653">
            <text:p>0.803653</text:p>
          </table:table-cell>
          <table:table-cell office:value-type="float" office:value="1.000816">
            <text:p>1.000816</text:p>
          </table:table-cell>
          <table:table-cell office:value-type="float" office:value="1.283473">
            <text:p>1.283473</text:p>
          </table:table-cell>
          <table:table-cell office:value-type="float" office:value="1.49468">
            <text:p>1.49468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table:formula="of:=[.B5]" office:value-type="float" office:value="20000000">
            <text:p>20000000</text:p>
          </table:table-cell>
          <table:table-cell office:value-type="float" office:value="20027936">
            <text:p>20027936</text:p>
          </table:table-cell>
          <table:table-cell office:value-type="float" office:value="28973626">
            <text:p>28973626</text:p>
          </table:table-cell>
          <table:table-cell office:value-type="float" office:value="31107583">
            <text:p>31107583</text:p>
          </table:table-cell>
          <table:table-cell office:value-type="float" office:value="39987518">
            <text:p>39987518</text:p>
          </table:table-cell>
          <table:table-cell office:value-type="float" office:value="36396946">
            <text:p>36396946</text:p>
          </table:table-cell>
        </table:table-row>
        <table:table-row table:style-name="ro2">
          <table:table-cell/>
          <table:table-cell table:formula="of:=3*[.B3]" office:value-type="float" office:value="30000000">
            <text:p>30000000</text:p>
          </table:table-cell>
          <table:table-cell office:value-type="string">
            <text:p>Time</text:p>
          </table:table-cell>
          <table:table-cell office:value-type="float" office:value="0.700436">
            <text:p>0.700436</text:p>
          </table:table-cell>
          <table:table-cell office:value-type="float" office:value="0.748464">
            <text:p>0.748464</text:p>
          </table:table-cell>
          <table:table-cell office:value-type="float" office:value="1.145686">
            <text:p>1.145686</text:p>
          </table:table-cell>
          <table:table-cell office:value-type="float" office:value="1.494618">
            <text:p>1.494618</text:p>
          </table:table-cell>
          <table:table-cell office:value-type="float" office:value="1.988574">
            <text:p>1.988574</text:p>
          </table:table-cell>
          <table:table-cell office:value-type="float" office:value="2.246947">
            <text:p>2.246947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table:formula="of:=[.B7]" office:value-type="float" office:value="30000000">
            <text:p>30000000</text:p>
          </table:table-cell>
          <table:table-cell office:value-type="float" office:value="30031354">
            <text:p>30031354</text:p>
          </table:table-cell>
          <table:table-cell office:value-type="float" office:value="43301990">
            <text:p>43301990</text:p>
          </table:table-cell>
          <table:table-cell office:value-type="float" office:value="44773028">
            <text:p>44773028</text:p>
          </table:table-cell>
          <table:table-cell office:value-type="float" office:value="56364261">
            <text:p>56364261</text:p>
          </table:table-cell>
          <table:table-cell office:value-type="float" office:value="52844296">
            <text:p>52844296</text:p>
          </table:table-cell>
        </table:table-row>
        <table:table-row table:style-name="ro2">
          <table:table-cell/>
          <table:table-cell table:formula="of:=4*[.B3]" office:value-type="float" office:value="40000000">
            <text:p>40000000</text:p>
          </table:table-cell>
          <table:table-cell office:value-type="string">
            <text:p>Time</text:p>
          </table:table-cell>
          <table:table-cell table:formula="of:=0.932831" office:value-type="float" office:value="0.932831">
            <text:p>0.932831</text:p>
          </table:table-cell>
          <table:table-cell office:value-type="float" office:value="0.997151">
            <text:p>0.997151</text:p>
          </table:table-cell>
          <table:table-cell office:value-type="float" office:value="1.558846">
            <text:p>1.558846</text:p>
          </table:table-cell>
          <table:table-cell office:value-type="float" office:value="1.994364">
            <text:p>1.994364</text:p>
          </table:table-cell>
          <table:table-cell office:value-type="float" office:value="2.514452">
            <text:p>2.514452</text:p>
          </table:table-cell>
          <table:table-cell office:value-type="float" office:value="3.001401">
            <text:p>3.001401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table:formula="of:=[.B9]" office:value-type="float" office:value="40000000">
            <text:p>40000000</text:p>
          </table:table-cell>
          <table:table-cell office:value-type="float" office:value="40033057">
            <text:p>40033057</text:p>
          </table:table-cell>
          <table:table-cell office:value-type="float" office:value="56726705">
            <text:p>56726705</text:p>
          </table:table-cell>
          <table:table-cell office:value-type="float" office:value="61387488">
            <text:p>61387488</text:p>
          </table:table-cell>
          <table:table-cell office:value-type="float" office:value="68520817">
            <text:p>68520817</text:p>
          </table:table-cell>
          <table:table-cell office:value-type="float" office:value="67772861">
            <text:p>67772861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emps réel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10000000" office:value-type="float" office:value="10000000">
            <text:p>10000000</text:p>
          </table:table-cell>
          <table:table-cell office:value-type="string">
            <text:p>Time</text:p>
          </table:table-cell>
          <table:table-cell office:value-type="float" office:value="0.233874">
            <text:p>0.233874</text:p>
          </table:table-cell>
          <table:table-cell office:value-type="float" office:value="0.257849">
            <text:p>0.257849</text:p>
          </table:table-cell>
          <table:table-cell office:value-type="float" office:value="0.492817">
            <text:p>0.492817</text:p>
          </table:table-cell>
          <table:table-cell office:value-type="float" office:value="0.516084">
            <text:p>0.516084</text:p>
          </table:table-cell>
          <table:table-cell office:value-type="float" office:value="0.745815">
            <text:p>0.745815</text:p>
          </table:table-cell>
          <table:table-cell office:value-type="float" office:value="0.847415">
            <text:p>0.847415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office:value-type="float" office:value="10000000">
            <text:p>10000000</text:p>
          </table:table-cell>
          <table:table-cell office:value-type="float" office:value="10010076">
            <text:p>10010076</text:p>
          </table:table-cell>
          <table:table-cell office:value-type="float" office:value="20010710">
            <text:p>20010710</text:p>
          </table:table-cell>
          <table:table-cell office:value-type="float" office:value="20017379">
            <text:p>20017379</text:p>
          </table:table-cell>
          <table:table-cell office:value-type="float" office:value="30015631">
            <text:p>30015631</text:p>
          </table:table-cell>
          <table:table-cell office:value-type="float" office:value="33403247">
            <text:p>33403247</text:p>
          </table:table-cell>
        </table:table-row>
        <table:table-row table:style-name="ro2">
          <table:table-cell/>
          <table:table-cell table:formula="of:=2*[.B14]" office:value-type="float" office:value="20000000">
            <text:p>20000000</text:p>
          </table:table-cell>
          <table:table-cell office:value-type="string">
            <text:p>Time</text:p>
          </table:table-cell>
          <table:table-cell office:value-type="float" office:value="0.465746">
            <text:p>0.465746</text:p>
          </table:table-cell>
          <table:table-cell office:value-type="float" office:value="0.520996">
            <text:p>0.520996</text:p>
          </table:table-cell>
          <table:table-cell office:value-type="float" office:value="0.981706">
            <text:p>0.981706</text:p>
          </table:table-cell>
          <table:table-cell office:value-type="float" office:value="1.025361">
            <text:p>1.025361</text:p>
          </table:table-cell>
          <table:table-cell office:value-type="float" office:value="1.495296">
            <text:p>1.495296</text:p>
          </table:table-cell>
          <table:table-cell office:value-type="float" office:value="1.554796">
            <text:p>1.554796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office:value-type="float" office:value="20000000">
            <text:p>20000000</text:p>
          </table:table-cell>
          <table:table-cell office:value-type="float" office:value="20012818">
            <text:p>20012818</text:p>
          </table:table-cell>
          <table:table-cell office:value-type="float" office:value="40013736">
            <text:p>40013736</text:p>
          </table:table-cell>
          <table:table-cell office:value-type="float" office:value="40019223">
            <text:p>40019223</text:p>
          </table:table-cell>
          <table:table-cell office:value-type="float" office:value="60021981">
            <text:p>60021981</text:p>
          </table:table-cell>
          <table:table-cell office:value-type="float" office:value="60037476">
            <text:p>60037476</text:p>
          </table:table-cell>
        </table:table-row>
        <table:table-row table:style-name="ro2">
          <table:table-cell/>
          <table:table-cell table:formula="of:=3*[.B14]" office:value-type="float" office:value="30000000">
            <text:p>30000000</text:p>
          </table:table-cell>
          <table:table-cell office:value-type="string">
            <text:p>Time</text:p>
          </table:table-cell>
          <table:table-cell office:value-type="float" office:value="0.70136">
            <text:p>0.70136</text:p>
          </table:table-cell>
          <table:table-cell office:value-type="float" office:value="0.76899">
            <text:p>0.76899</text:p>
          </table:table-cell>
          <table:table-cell office:value-type="float" office:value="1.470904">
            <text:p>1.470904</text:p>
          </table:table-cell>
          <table:table-cell office:value-type="float" office:value="1.595125">
            <text:p>1.595125</text:p>
          </table:table-cell>
          <table:table-cell office:value-type="float" office:value="2.243868">
            <text:p>2.243868</text:p>
          </table:table-cell>
          <table:table-cell office:value-type="float" office:value="2.42708">
            <text:p>2.42708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office:value-type="float" office:value="30000000">
            <text:p>30000000</text:p>
          </table:table-cell>
          <table:table-cell office:value-type="float" office:value="30017457">
            <text:p>30017457</text:p>
          </table:table-cell>
          <table:table-cell office:value-type="float" office:value="60013715">
            <text:p>60013715</text:p>
          </table:table-cell>
          <table:table-cell office:value-type="float" office:value="60563432">
            <text:p>60563432</text:p>
          </table:table-cell>
          <table:table-cell office:value-type="float" office:value="90024852">
            <text:p>90024852</text:p>
          </table:table-cell>
          <table:table-cell office:value-type="float" office:value="91287431">
            <text:p>91287431</text:p>
          </table:table-cell>
        </table:table-row>
        <table:table-row table:style-name="ro2">
          <table:table-cell/>
          <table:table-cell table:formula="of:=4*[.B14]" office:value-type="float" office:value="40000000">
            <text:p>40000000</text:p>
          </table:table-cell>
          <table:table-cell office:value-type="string">
            <text:p>Time</text:p>
          </table:table-cell>
          <table:table-cell office:value-type="float" office:value="0.937728">
            <text:p>0.937728</text:p>
          </table:table-cell>
          <table:table-cell office:value-type="float" office:value="1.029765">
            <text:p>1.029765</text:p>
          </table:table-cell>
          <table:table-cell office:value-type="float" office:value="1.973699">
            <text:p>1.973699</text:p>
          </table:table-cell>
          <table:table-cell office:value-type="float" office:value="2.110408">
            <text:p>2.110408</text:p>
          </table:table-cell>
          <table:table-cell office:value-type="float" office:value="3.01797">
            <text:p>3.01797</text:p>
          </table:table-cell>
          <table:table-cell office:value-type="float" office:value="3.236368">
            <text:p>3.236368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office:value-type="float" office:value="40000000">
            <text:p>40000000</text:p>
          </table:table-cell>
          <table:table-cell office:value-type="float" office:value="40027564">
            <text:p>40027564</text:p>
          </table:table-cell>
          <table:table-cell office:value-type="float" office:value="78972737">
            <text:p>78972737</text:p>
          </table:table-cell>
          <table:table-cell office:value-type="float" office:value="80448352">
            <text:p>80448352</text:p>
          </table:table-cell>
          <table:table-cell office:value-type="float" office:value="118293239">
            <text:p>118293239</text:p>
          </table:table-cell>
          <table:table-cell office:value-type="float" office:value="120903733">
            <text:p>120903733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En temps réel moins de variance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Deux cores du coup augmentation par palier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/>
          <table:table-cell office:value-type="string">
            <text:p>With mutex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formula="of:=10000000" office:value-type="float" office:value="10000000">
            <text:p>10000000</text:p>
          </table:table-cell>
          <table:table-cell office:value-type="string">
            <text:p>Time</text:p>
          </table:table-cell>
          <table:table-cell office:value-type="float" office:value="2.1198">
            <text:p>2.1198</text:p>
          </table:table-cell>
          <table:table-cell office:value-type="float" office:value="9.58">
            <text:p>9.58</text:p>
          </table:table-cell>
          <table:table-cell office:value-type="float" office:value="16.7554">
            <text:p>16.7554</text:p>
          </table:table-cell>
          <table:table-cell office:value-type="float" office:value="24.1897">
            <text:p>24.1897</text:p>
          </table:table-cell>
          <table:table-cell office:value-type="float" office:value="18.19">
            <text:p>18.19</text:p>
          </table:table-cell>
          <table:table-cell office:value-type="float" office:value="47.4735">
            <text:p>47.4735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office:value-type="float" office:value="10000000">
            <text:p>10000000</text:p>
          </table:table-cell>
          <table:table-cell table:formula="of:=[.E29]*[.$B$30]" office:value-type="float" office:value="20000000">
            <text:p>20000000</text:p>
          </table:table-cell>
          <table:table-cell table:formula="of:=[.F29]*[.$B$30]" office:value-type="float" office:value="30000000">
            <text:p>30000000</text:p>
          </table:table-cell>
          <table:table-cell table:formula="of:=[.G29]*[.$B$30]" office:value-type="float" office:value="40000000">
            <text:p>40000000</text:p>
          </table:table-cell>
          <table:table-cell table:formula="of:=[.H29]*[.$B$30]" office:value-type="float" office:value="50000000">
            <text:p>50000000</text:p>
          </table:table-cell>
          <table:table-cell table:formula="of:=[.I29]*[.$B$30]" office:value-type="float" office:value="60000000">
            <text:p>60000000</text:p>
          </table:table-cell>
        </table:table-row>
        <table:table-row table:style-name="ro2">
          <table:table-cell/>
          <table:table-cell table:formula="of:=2*[.B30]" office:value-type="float" office:value="20000000">
            <text:p>20000000</text:p>
          </table:table-cell>
          <table:table-cell office:value-type="string">
            <text:p>Time</text:p>
          </table:table-cell>
          <table:table-cell office:value-type="float" office:value="4.2388">
            <text:p>4.2388</text:p>
          </table:table-cell>
          <table:table-cell office:value-type="float" office:value="17.84">
            <text:p>17.84</text:p>
          </table:table-cell>
          <table:table-cell/>
          <table:table-cell office:value-type="float" office:value="28.7665">
            <text:p>28.7665</text:p>
          </table:table-cell>
          <table:table-cell/>
          <table:table-cell office:value-type="float" office:value="87.1081">
            <text:p>87.1081</text:p>
          </table:table-cell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table:formula="of:=[.B32]" office:value-type="float" office:value="20000000">
            <text:p>20000000</text:p>
          </table:table-cell>
          <table:table-cell table:formula="of:=[.E29]*[.$B$32]" office:value-type="float" office:value="40000000">
            <text:p>40000000</text:p>
          </table:table-cell>
          <table:table-cell table:formula="of:=[.F29]*[.$B$32]" office:value-type="float" office:value="60000000">
            <text:p>60000000</text:p>
          </table:table-cell>
          <table:table-cell table:formula="of:=[.G29]*[.$B$32]" office:value-type="float" office:value="80000000">
            <text:p>80000000</text:p>
          </table:table-cell>
          <table:table-cell table:formula="of:=[.H29]*[.$B$32]" office:value-type="float" office:value="100000000">
            <text:p>100000000</text:p>
          </table:table-cell>
          <table:table-cell table:formula="of:=[.I29]*[.$B$32]" office:value-type="float" office:value="120000000">
            <text:p>120000000</text:p>
          </table:table-cell>
        </table:table-row>
        <table:table-row table:style-name="ro2">
          <table:table-cell/>
          <table:table-cell table:formula="of:=3*[.B30]" office:value-type="float" office:value="30000000">
            <text:p>30000000</text:p>
          </table:table-cell>
          <table:table-cell office:value-type="string">
            <text:p>Time</text:p>
          </table:table-cell>
          <table:table-cell office:value-type="float" office:value="6.35">
            <text:p>6.35</text:p>
          </table:table-cell>
          <table:table-cell office:value-type="float" office:value="25.83">
            <text:p>25.83</text:p>
          </table:table-cell>
          <table:table-cell office:value-type="float" office:value="41.74">
            <text:p>41.74</text:p>
          </table:table-cell>
          <table:table-cell/>
          <table:table-cell office:value-type="float" office:value="57.55">
            <text:p>57.5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office:value-type="float" office:value="30000000">
            <text:p>30000000</text:p>
          </table:table-cell>
          <table:table-cell office:value-type="float" office:value="60000000">
            <text:p>60000000</text:p>
          </table:table-cell>
          <table:table-cell office:value-type="float" office:value="90000000">
            <text:p>90000000</text:p>
          </table:table-cell>
          <table:table-cell office:value-type="float" office:value="120000000">
            <text:p>120000000</text:p>
          </table:table-cell>
          <table:table-cell office:value-type="float" office:value="150000000">
            <text:p>150000000</text:p>
          </table:table-cell>
          <table:table-cell office:value-type="float" office:value="18000000">
            <text:p>18000000</text:p>
          </table:table-cell>
        </table:table-row>
        <table:table-row table:style-name="ro2">
          <table:table-cell/>
          <table:table-cell table:formula="of:=4*[.B30]" office:value-type="float" office:value="40000000">
            <text:p>40000000</text:p>
          </table:table-cell>
          <table:table-cell office:value-type="string">
            <text:p>Time</text:p>
          </table:table-cell>
          <table:table-cell office:value-type="float" office:value="8.58">
            <text:p>8.58</text:p>
          </table:table-cell>
          <table:table-cell office:value-type="float" office:value="50.55">
            <text:p>50.55</text:p>
          </table:table-cell>
          <table:table-cell office:value-type="float" office:value="54.9">
            <text:p>54.9</text:p>
          </table:table-cell>
          <table:table-cell/>
          <table:table-cell office:value-type="float" office:value="118.04">
            <text:p>118.0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unter</text:p>
          </table:table-cell>
          <table:table-cell office:value-type="float" office:value="40000000">
            <text:p>40000000</text:p>
          </table:table-cell>
          <table:table-cell office:value-type="float" office:value="80000000">
            <text:p>80000000</text:p>
          </table:table-cell>
          <table:table-cell office:value-type="float" office:value="120000000">
            <text:p>120000000</text:p>
          </table:table-cell>
          <table:table-cell office:value-type="float" office:value="160000000">
            <text:p>160000000</text:p>
          </table:table-cell>
          <table:table-cell office:value-type="float" office:value="200000000">
            <text:p>200000000</text:p>
          </table:table-cell>
          <table:table-cell office:value-type="float" office:value="240000000">
            <text:p>240000000</text:p>
          </table:table-cell>
        </table:table-row>
        <table:table-row table:style-name="ro2" table:number-rows-repeated="104853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6-02-29T11:14:55</meta:creation-date>
    <dc:date>2016-02-29T13:03:34</dc:date>
    <dc:creator>ubuntu </dc:creator>
    <meta:editing-duration>PT1H32M1S</meta:editing-duration>
    <meta:editing-cycles>4</meta:editing-cycles>
    <meta:generator>LibreOffice/3.5$Linux_x86 LibreOffice_project/350m1$Build-2</meta:generator>
    <meta:document-statistic meta:table-count="3" meta:cell-count="197" meta:object-count="0"/>
  </office:meta>
</office:document-meta>
</file>